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421000000B881081EC8A17CDA3C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RPi3B+ vs FPG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3">
        <draw:frame presentation:style-name="pr3" draw:layer="layout" svg:width="25.199cm" svg:height="1.771cm" svg:x="1.4cm" svg:y="0.837cm" presentation:class="title">
          <draw:text-box>
            <text:p>Specific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Arty A7-35T $99.00 When I purchased.</text:p>
              </text:list-item>
              <text:list-item>
                <text:p>$129.00 Arty A7-35T $249.00 Arty A7-100T</text:p>
              </text:list-item>
              <text:list-item>
                <text:p>Logic Cells<text:tab/><text:tab/><text:tab/>32,280<text:tab/>101,440</text:p>
              </text:list-item>
              <text:list-item>
                <text:p>Block RAM (Kbits)<text:tab/>1,800<text:tab/>4,860</text:p>
                <text:p/>
                <text:p/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rice $35.00</text:p>
              </text:list-item>
              <text:list-item>
                <text:p>1.4GHz 64-bit quad-core processor</text:p>
              </text:list-item>
              <text:list-item>
                <text:p>wireless LAN, Bluetooth 4.2</text:p>
              </text:list-item>
              <text:list-item>
                <text:p>micro SD card</text:p>
              </text:list-item>
              <text:list-item>
                <text:p>Full-size HDMI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3">
        <draw:frame presentation:style-name="pr6" draw:layer="layout" svg:width="25.199cm" svg:height="1.771cm" svg:x="1.4cm" svg:y="0.837cm" presentation:class="title">
          <draw:text-box>
            <text:p>Specific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256MB DDR3L with a 16-bit bus @ 667MHz</text:p>
              </text:list-item>
              <text:list-item>
                <text:p>10/100 Mbps Ethernet</text:p>
              </text:list-item>
              <text:list-item>
                <text:p>Verilog or VHDL</text:p>
              </text:list-item>
              <text:list-item>
                <text:p>Requires Xilinx software to create bit file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1GB LPDDR2 SDRAM</text:p>
              </text:list-item>
              <text:list-item>
                <text:p>4 USB 2.0 ports</text:p>
              </text:list-item>
              <text:list-item>
                <text:p>Gigabit Ethernet over USB 2.0 (maximum throughput 300 Mbps)</text:p>
              </text:list-item>
              <text:list-item>
                <text:p>Micro SD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3">
        <draw:frame presentation:style-name="pr3" draw:layer="layout" svg:width="25.199cm" svg:height="1.771cm" svg:x="1.4cm" svg:y="0.837cm" presentation:class="title">
          <draw:text-box>
            <text:p>Specific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4 PMOD I/O</text:p>
              </text:list-item>
              <text:list-item>
                <text:p>Arduino™ R3 Headers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SI camera port for connecting a Raspberry Pi camera</text:p>
              </text:list-item>
              <text:list-item>
                <text:p>DSI display port for connecting a Raspberry Pi touchscreen display</text:p>
              </text:list-item>
              <text:list-item>
                <text:p>Size 85mm x 45mm 3.34646in x 1.77165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8T07:00:18.027923988</meta:creation-date>
    <meta:editing-duration>PT21M57S</meta:editing-duration>
    <meta:editing-cycles>7</meta:editing-cycles>
    <meta:generator>LibreOffice/6.1.5.2$Linux_ARM_EABI LibreOffice_project/10$Build-2</meta:generator>
    <dc:title>Blue Curve</dc:title>
    <dc:date>2020-06-08T07:22:13.844115497</dc:date>
    <meta:document-statistic meta:object-count="53"/>
  </office:meta>
</office:document-meta>
</file>